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e6c" officeooo:paragraph-rsid="00080e6c"/>
    </style:style>
    <style:style style:name="P2" style:family="paragraph" style:parent-style-name="Standard">
      <style:text-properties officeooo:rsid="0009768b" officeooo:paragraph-rsid="000976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ce Canvas doesn't support MATLAB .m files</text:p>
      <text:p text:style-name="P1"/>
      <text:p text:style-name="P1">% HW1 - Problem 1</text:p>
      <text:p text:style-name="P1">% Christopher Bero</text:p>
      <text:p text:style-name="P1">% CPE 381</text:p>
      <text:p text:style-name="P1"/>
      <text:p text:style-name="P1">% Store 80 Minutes</text:p>
      <text:p text:style-name="P1">store_minutes = 80;</text:p>
      <text:p text:style-name="P1">seconds_per_minute = 60;</text:p>
      <text:p text:style-name="P1"/>
      <text:p text:style-name="P1"/>
      <text:p text:style-name="P1">% a)</text:p>
      <text:p text:style-name="P1">sample_hz = 8000;</text:p>
      <text:p text:style-name="P1">bits_sample = 8;</text:p>
      <text:p text:style-name="P1">space_a = sample_hz*bits_sample*store_minutes*seconds_per_minute;</text:p>
      <text:p text:style-name="P1"/>
      <text:p text:style-name="P1">% b)</text:p>
      <text:p text:style-name="P1">sample_hz = 44100; % 44.1K Hz sampling frequency</text:p>
      <text:p text:style-name="P1">bits_sample = 8; % 8 bits per sample</text:p>
      <text:p text:style-name="P1">tracks = 2; % stereo</text:p>
      <text:p text:style-name="P1">space_b = sample_hz*bits_sample*tracks*store_minutes*seconds_per_minute;</text:p>
      <text:p text:style-name="P1"/>
      <text:p text:style-name="P1">% c)</text:p>
      <text:p text:style-name="P1">space_c = (space_b / 20.0);</text:p>
      <text:p text:style-name="P1"/>
      <text:p text:style-name="P1">% d)</text:p>
      <text:p text:style-name="P1">video = (640 * 480);</text:p>
      <text:p text:style-name="P1">colors = 3;</text:p>
      <text:p text:style-name="P1">bits_color = 8;</text:p>
      <text:p text:style-name="P1">sample_hz = 30;</text:p>
      <text:p text:style-name="P1">space_d = (video*colors*bits_color*sample_hz*seconds_per_minute*store_minutes);</text:p>
      <text:p text:style-name="P1"/>
      <text:p text:style-name="P1">% HW1 Problem 2</text:p>
      <text:p text:style-name="P1">% Christopher Bero</text:p>
      <text:p text:style-name="P1">% CPE 381</text:p>
      <text:p text:style-name="P1"/>
      <text:p text:style-name="P1">% Setup x axis and sampling rate</text:p>
      <text:p text:style-name="P1">p2_x_a = 0:0.0001:3;</text:p>
      <text:p text:style-name="P1">p2_x_t01 = 0:0.1:3;</text:p>
      <text:p text:style-name="P1">p2_x_t05 = 0:0.5:3;</text:p>
      <text:p text:style-name="P1">p2_x_t10 = 0:1.0:3;</text:p>
      <text:p text:style-name="P1"/>
      <text:p text:style-name="P1">% Setup y(x)</text:p>
      <text:p text:style-name="P1">p2_y_a = (2*cos(p2_x_a*2*pi));</text:p>
      <text:p text:style-name="P1">p2_y_t01 = (2*cos(p2_x_t01*2*pi));</text:p>
      <text:p text:style-name="P1">p2_y_t05 = (2*cos(p2_x_t05*2*pi));</text:p>
      <text:p text:style-name="P1">p2_y_t10 = (2*cos(p2_x_t10*2*pi));</text:p>
      <text:p text:style-name="P1"><text:soft-page-break/></text:p>
      <text:p text:style-name="P1">% Plot all y(x)</text:p>
      <text:p text:style-name="P1">figure('Name', 'This is indeed a figure', 'NumberTitle', 'off')</text:p>
      <text:p text:style-name="P1">subplot(2,2,1);</text:p>
      <text:p text:style-name="P1">plot(p2_x_a, p2_y_a);</text:p>
      <text:p text:style-name="P1">hold all</text:p>
      <text:p text:style-name="P1">%stem(p2_x_a, p2_y_a);</text:p>
      <text:p text:style-name="P1">xlabel('x(t)');</text:p>
      <text:p text:style-name="P1">ylabel('y()');</text:p>
      <text:p text:style-name="P1">title('analog');</text:p>
      <text:p text:style-name="P1"/>
      <text:p text:style-name="P1">subplot(2,2,2);</text:p>
      <text:p text:style-name="P1">plot(p2_x_a, p2_y_a);</text:p>
      <text:p text:style-name="P1">hold all</text:p>
      <text:p text:style-name="P1">stem(p2_x_t01, p2_y_t01);</text:p>
      <text:p text:style-name="P1">xlabel('x(t)');</text:p>
      <text:p text:style-name="P1">ylabel('y()');</text:p>
      <text:p text:style-name="P1">title('T=0.1');</text:p>
      <text:p text:style-name="P1"/>
      <text:p text:style-name="P1">subplot(2,2,3);</text:p>
      <text:p text:style-name="P1">plot(p2_x_a, p2_y_a);</text:p>
      <text:p text:style-name="P1">hold all</text:p>
      <text:p text:style-name="P1">stem(p2_x_t05, p2_y_t05);</text:p>
      <text:p text:style-name="P1">xlabel('x(t)');</text:p>
      <text:p text:style-name="P1">ylabel('y()');</text:p>
      <text:p text:style-name="P1">title('T=0.5');</text:p>
      <text:p text:style-name="P1"/>
      <text:p text:style-name="P1">subplot(2,2,4);</text:p>
      <text:p text:style-name="P1">plot(p2_x_a, p2_y_a);</text:p>
      <text:p text:style-name="P1">hold all</text:p>
      <text:p text:style-name="P1">stem(p2_x_t10, p2_y_t10);</text:p>
      <text:p text:style-name="P1">xlabel('x(t)');</text:p>
      <text:p text:style-name="P1">ylabel('y()');</text:p>
      <text:p text:style-name="P1">title('T=1.0');</text:p>
      <text:p text:style-name="P1"/>
      <text:p text:style-name="P1">% Analog information lost after Ts=0.5 sec.</text:p>
      <text:p text:style-name="P1"/>
      <text:p text:style-name="P1">% HW1 Problem 3</text:p>
      <text:p text:style-name="P1">% Christopher Bero</text:p>
      <text:p text:style-name="P1">% CPE 381</text:p>
      <text:p text:style-name="P1"/>
      <text:p text:style-name="P1">% MATLAB instructs me to replace i and/or j with (1i).</text:p>
      <text:p text:style-name="P1"/>
      <text:p text:style-name="P1">p3_z = (1+((1i)*1));</text:p>
      <text:p text:style-name="P1">p3_w = exp(p3_z);</text:p>
      <text:p text:style-name="P1"/>
      <text:p text:style-name="P1">p3_a=log(p3_w);</text:p>
      <text:p text:style-name="P1">% 1.000000000000000 + 1.000000000000000i</text:p>
      <text:p text:style-name="P1"><text:soft-page-break/></text:p>
      <text:p text:style-name="P1">% b)</text:p>
      <text:p text:style-name="P1">% real: 1.0</text:p>
      <text:p text:style-name="P1">% imag: 1.0i</text:p>
      <text:p text:style-name="P1"/>
      <text:p text:style-name="P1">p3_c=p3_w+(conj(p3_w));</text:p>
      <text:p text:style-name="P1">% 2.937387879831771</text:p>
      <text:p text:style-name="P1"/>
      <text:p text:style-name="P1">p3_d1=abs(p3_w);</text:p>
      <text:p text:style-name="P1">% 2.718281828459046</text:p>
      <text:p text:style-name="P1"/>
      <text:p text:style-name="P1">p3_d2=angle(p3_w);</text:p>
      <text:p text:style-name="P1">% 1</text:p>
      <text:p text:style-name="P1"/>
      <text:p text:style-name="P1">p3_e=square(abs(log(p3_w)));</text:p>
      <text:p text:style-name="P1">% 1</text:p>
      <text:p text:style-name="P1"/>
      <text:p text:style-name="P1">% f)</text:p>
      <text:p text:style-name="P1">% e^(j1) = (cos(1) + jsin(1))</text:p>
      <text:p text:style-name="P1">% (x^2)*(x^3) = x^5 = x^(2+3)</text:p>
      <text:p text:style-name="P1">% w = (e^(1+j1)) = (e^(1) * e^(j1))</text:p>
      <text:p text:style-name="P1">% w = e^(1)*(cos(1) + jsin(1))</text:p>
      <text:p text:style-name="P1">% (cos(1) + jsin(1)) = w/(e^(1))</text:p>
      <text:p text:style-name="P1">% cos(1) = w/(e^1) – jsin(1)</text:p>
      <text:p text:style-name="P1"/>
      <text:p text:style-name="P1">% problem 5</text:p>
      <text:p text:style-name="P1"/>
      <text:p text:style-name="P1">A=1.0;</text:p>
      <text:p text:style-name="P1">Omega=(2*pi);</text:p>
      <text:p text:style-name="P1"/>
      <text:p text:style-name="P1">x_axis=-3:0.01:3;</text:p>
      <text:p text:style-name="P1"/>
      <text:p text:style-name="P1">y_t=A*sin(Omega*x_axis);</text:p>
      <text:p text:style-name="P1"/>
      <text:p text:style-name="P1">x_t=A*cos(Omega*x_axis);</text:p>
      <text:p text:style-name="P1"/>
      <text:p text:style-name="P1">z_t=y_t + x_t;</text:p>
      <text:p text:style-name="P1"/>
      <text:p text:style-name="P1">plot(x_axis, y_t);</text:p>
      <text:p text:style-name="P1">hold all</text:p>
      <text:p text:style-name="P1">plot(x_axis, x_t);</text:p>
      <text:p text:style-name="P1">hold all</text:p>
      <text:p text:style-name="P1">plot(x_axis, z_t);</text:p>
      <text:p text:style-name="P1"/>
      <text:p text:style-name="P1">% p4_a</text:p>
      <text:p text:style-name="P1">% Yes, the graph shows how a phasor will allow the functions to act</text:p>
      <text:p text:style-name="P1">% interchangeably. It would take -(pi/2) radians to shift sine to match</text:p>
      <text:p text:style-name="P1">% cosine.</text:p>
      <text:p text:style-name="P1"><text:soft-page-break/></text:p>
      <text:p text:style-name="P1">% p4_b</text:p>
      <text:p text:style-name="P1">% The phasor for z_t is -(pi/4) to relative to cosine</text:p>
      <text:p text:style-name="P1"/>
      <text:p text:style-name="P1">% problem 7</text:p>
      <text:p text:style-name="P1"/>
      <text:p text:style-name="P1">x_axis=-10:0.1:10;</text:p>
      <text:p text:style-name="P1"/>
      <text:p text:style-name="P1">x_t = exp(-(abs(x_axis)));</text:p>
      <text:p text:style-name="P1">abs_x_t = abs(x_t);</text:p>
      <text:p text:style-name="P1"/>
      <text:p text:style-name="P1"/>
      <text:p text:style-name="P1">%plot(x_axis, x_t);</text:p>
      <text:p text:style-name="P1">%hold all</text:p>
      <text:p text:style-name="P1">%plot(abs_x_t);</text:p>
      <text:p text:style-name="P1">%hold all</text:p>
      <text:p text:style-name="P1">%plot(square(abs_x_t));</text:p>
      <text:p text:style-name="P1"/>
      <text:p text:style-name="P1">% p7_a</text:p>
      <text:p text:style-name="P1">% The integral is infinite because the function is based upon e^(x). </text:p>
      <text:p text:style-name="P1"/>
      <text:p text:style-name="P1">% p7_c</text:p>
      <text:p text:style-name="P1">y_t = exp(-x_axis)*cos(2*pi*x_axis)*x_t;</text:p>
      <text:p text:style-name="P1">plot(x_axis, y_t);</text:p>
      <text:p text:style-name="P1"/>
      <text:p text:style-name="P1">% problem 8</text:p>
      <text:p text:style-name="P1"/>
      <text:p text:style-name="P1">x_axis = -5:0.01:5;</text:p>
      <text:p text:style-name="P1"/>
      <text:p text:style-name="P1">x_t = cos(2.*2.*pi.*x_axis) + 2.*cos(2.*pi.*x_axis);</text:p>
      <text:p text:style-name="P1"/>
      <text:p text:style-name="P1">plot(x_axis, x_t);</text:p>
      <text:p text:style-name="P1"/>
      <text:p text:style-name="P1">% a)</text:p>
      <text:p text:style-name="P1">% T0 = 1s</text:p>
      <text:p text:style-name="P1"/>
      <text:p text:style-name="P1">% from pg 85</text:p>
      <text:p text:style-name="P1">fun = @(x) square(cos(2.*2.*pi.*x) + 2.*cos(2.*pi.*x));</text:p>
      <text:p text:style-name="P1">q = (1/(1))*integral(fun, 0, 1);</text:p>
      <text:p text:style-name="P1"/>
      <text:p text:style-name="P1">% b)</text:p>
      <text:p text:style-name="P1">% P(q) = -0.238563468046797</text:p>
      <text:p text:style-name="P1"/>
      <text:p text:style-name="P1">fun_a = @(x) square(cos(2.*pi.*x));</text:p>
      <text:p text:style-name="P1">q_a = (1/(1))*integral(fun_a, 0, 1);</text:p>
      <text:p text:style-name="P1"/>
      <text:p text:style-name="P1">% q_a = 1.613811758020811e-11</text:p>
      <text:p text:style-name="P1"/>
      <text:p text:style-name="P1"><text:soft-page-break/>fun_b = @(x) square(cos(2.*cos(pi.*x)));</text:p>
      <text:p text:style-name="P1">q_b = (1/(1))*integral(fun_b, 0, 1);</text:p>
      <text:p text:style-name="P1"/>
      <text:p text:style-name="P1">% q_b = 0.150167170794685</text:p>
      <text:p text:style-name="P1"/>
      <text:p text:style-name="P1">% P(q) != q_a + q_b</text:p>
      <text:p text:style-name="P1"/>
      <text:p text:style-name="P2">% HW1 problem 9</text:p>
      <text:p text:style-name="P2">% Christopher Bero</text:p>
      <text:p text:style-name="P2"/>
      <text:p text:style-name="P2">x_axis = -5:0.01:5;</text:p>
      <text:p text:style-name="P2"/>
      <text:p text:style-name="P2">x_1t = (4*cos(pi*x_axis));</text:p>
      <text:p text:style-name="P2"/>
      <text:p text:style-name="P2">x_2t = (-sin((3*pi*x_axis)+(pi/2)));</text:p>
      <text:p text:style-name="P2"/>
      <text:p text:style-name="P2"/>
      <text:p text:style-name="P2"/>
      <text:p text:style-name="P2">plot(x_axis, x_1t); % a) T1t=2s</text:p>
      <text:p text:style-name="P2">hold all</text:p>
      <text:p text:style-name="P2">plot(x_axis, x_2t); % a) T2t=0.66s</text:p>
      <text:p text:style-name="P2">hold all</text:p>
      <text:p text:style-name="P2">plot(x_axis, (x_1t + x_2t)); % b) yes, Txt=2s</text:p>
      <text:p text:style-name="P2"/>
      <text:p text:style-name="P2">%p9_c: T=12</text:p>
      <text:p text:style-name="P2"/>
      <text:p text:style-name="P2">%p9_d:</text:p>
      <text:p text:style-name="P2">x_1t = (4*cos(2*pi*x_axis));</text:p>
      <text:p text:style-name="P2">x_2t = (-sin((3*pi*x_axis)+(pi/2)));</text:p>
      <text:p text:style-name="P2">hold all</text:p>
      <text:p text:style-name="P2">plot(x_axis, (x_1t + x_2t)); % yes</text:p>
      <text:p text:style-name="P2"/>
      <text:p text:style-name="P2">x_1t = (4*cos(2*x_axis));</text:p>
      <text:p text:style-name="P2">x_2t = (-sin((3*pi*x_axis)+(pi/2)));</text:p>
      <text:p text:style-name="P2">hold all</text:p>
      <text:p text:style-name="P2">plot(x_axis, (x_1t + x_2t)); % y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3:31:32.001926424</meta:creation-date>
    <dc:date>2015-02-02T13:34:27.612267599</dc:date>
    <meta:editing-duration>PT2M56S</meta:editing-duration>
    <meta:editing-cycles>2</meta:editing-cycles>
    <meta:generator>LibreOffice/4.3.5.2.0$Linux_X86_64 LibreOffice_project/430m0$Build-2</meta:generator>
    <meta:document-statistic meta:table-count="0" meta:image-count="0" meta:object-count="0" meta:page-count="5" meta:paragraph-count="164" meta:word-count="529" meta:character-count="3611" meta:non-whitespace-character-count="3244"/>
  </office:meta>
</office:document-meta>
</file>